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4042in" fo:margin-left="0.3493in" table:align="left" style:writing-mode="lr-tb"/>
    </style:style>
    <style:style style:name="Table1.A" style:family="table-column">
      <style:table-column-properties style:column-width="1.2146in"/>
    </style:style>
    <style:style style:name="Table1.B" style:family="table-column">
      <style:table-column-properties style:column-width="1.2354in"/>
    </style:style>
    <style:style style:name="Table1.C" style:family="table-column">
      <style:table-column-properties style:column-width="0.954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3in" style:keep-together="true" fo:keep-together="auto"/>
    </style:style>
    <style:style style:name="Table2" style:family="table">
      <style:table-properties style:width="3.3431in" fo:margin-left="-0.4535in" fo:margin-right="3.6104in" table:align="margins" style:writing-mode="lr-tb"/>
    </style:style>
    <style:style style:name="Table2.A" style:family="table-column">
      <style:table-column-properties style:column-width="1.2146in" style:rel-column-width="23809*"/>
    </style:style>
    <style:style style:name="Table2.B" style:family="table-column">
      <style:table-column-properties style:column-width="1.2354in" style:rel-column-width="24218*"/>
    </style:style>
    <style:style style:name="Table2.C" style:family="table-column">
      <style:table-column-properties style:column-width="0.8931in" style:rel-column-width="17508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3in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7" style:family="paragraph" style:parent-style-name="Standard">
      <style:paragraph-properties fo:margin-left="-0.5in" fo:margin-right="0in" fo:text-indent="0in" style:auto-text-indent="false"/>
    </style:style>
    <style:style style:name="P8" style:family="paragraph" style:parent-style-name="Standard">
      <style:paragraph-properties fo:margin-left="-0.5in" fo:margin-right="0in" fo:text-indent="0in" style:auto-text-indent="false">
        <style:tab-stops>
          <style:tab-stop style:position="3.8752in"/>
        </style:tab-stops>
      </style:paragraph-properties>
    </style:style>
    <style:style style:name="P9" style:family="paragraph" style:parent-style-name="Standard">
      <style:paragraph-properties fo:margin-left="-0.5in" fo:margin-right="0in" fo:text-indent="0in" style:auto-text-indent="false"/>
      <style:text-properties fo:language="zxx" fo:country="none" style:language-asian="zxx" style:country-asian="none"/>
    </style:style>
    <style:style style:name="P10" style:family="paragraph" style:parent-style-name="Standard">
      <style:paragraph-properties fo:margin-left="-0.5in" fo:margin-right="0in" fo:text-indent="0in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-0.5in" fo:margin-right="0in" fo:text-indent="0in" style:auto-text-indent="false">
        <style:tab-stops>
          <style:tab-stop style:position="-0.4909in"/>
          <style:tab-stop style:position="2.2909in" style:type="right"/>
          <style:tab-stop style:position="3.5181in"/>
          <style:tab-stop style:position="6.4909in" style:type="right"/>
        </style:tab-stops>
      </style:paragraph-properties>
    </style:style>
    <style:style style:name="P12" style:family="paragraph" style:parent-style-name="Standard">
      <style:paragraph-properties fo:margin-left="-0.5in" fo:margin-right="0in" fo:text-indent="0in" style:auto-text-indent="false" fo:break-before="pag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Standard">
      <style:paragraph-properties fo:margin-left="-0.5in" fo:margin-right="0in" fo:text-indent="0in" style:auto-text-indent="false">
        <style:tab-stops>
          <style:tab-stop style:position="3.8957in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[service;block=begin]MONTHLY SERVICE REPORT FORM</text:p>
      <text:p text:style-name="P1"/>
      <text:p text:style-name="P8">Student’s Name (Last): [service.getClient.getLastName]<text:tab/>Students Name (First): [service.getClient.getFirstName]</text:p>
      <text:p text:style-name="P14">Student’s D.O.B: [service.getClient.getDob(m/d/Y)]<text:tab/>Location: [service.getOffice]</text:p>
      <text:p text:style-name="P9"><draw:frame draw:style-name="fr1" draw:name="Frame1" text:anchor-type="char" svg:x="3.8701in" svg:y="0.0398in" svg:width="2.5098in" svg:height="0.6346in" draw:z-index="1"><draw:text-box><text:p text:style-name="P1">District Name</text:p><text:p text:style-name="P2">[service.getClient.getDistrict]</text:p></draw:text-box></draw:frame></text:p>
      <text:p text:style-name="P7"/>
      <text:p text:style-name="P7">Frequency: [service.getFrequency]<text:tab/><text:tab/>1 unit =30 minutes</text:p>
      <text:p text:style-name="P7">Service: [service.getService]</text:p>
      <text:p text:style-name="P6"><draw:frame draw:style-name="fr2" draw:name="Frame2" text:anchor-type="char" svg:x="2.9374in" svg:y="0.1in" svg:width="4.0626in" svg:height="4.611in" draw:z-index="0"><draw:text-box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5">A</text:p><text:p text:style-name="P4">Date of Service</text:p><text:p text:style-name="P4">Month/day/year</text:p></table:table-cell><table:table-cell table:style-name="Table1.A1" office:value-type="string"><text:p text:style-name="P5">B</text:p><text:p text:style-name="P4">Program Code</text:p></table:table-cell><table:table-cell table:style-name="Table1.C1" office:value-type="string"><text:p text:style-name="P5">C</text:p><text:p text:style-name="P4">Units/</text:p><text:p text:style-name="P4">sessions</text:p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table:table-row table:style-name="Table1.2"><table:table-cell table:style-name="Table1.A1" office:value-type="string"><text:p text:style-name="P3"/></table:table-cell><table:table-cell table:style-name="Table1.A1" office:value-type="string"><text:p text:style-name="P3"/></table:table-cell><table:table-cell table:style-name="Table1.C1" office:value-type="string"><text:p text:style-name="P3"/></table:table-cell></table:table-row></table:table><text:p text:style-name="Standard"/></draw:text-box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A</text:p>
            <text:p text:style-name="P4">Date of Service</text:p>
            <text:p text:style-name="P4">Month/day/year</text:p>
          </table:table-cell>
          <table:table-cell table:style-name="Table2.A1" office:value-type="string">
            <text:p text:style-name="P5">B</text:p>
            <text:p text:style-name="P4">Program Code</text:p>
          </table:table-cell>
          <table:table-cell table:style-name="Table2.C1" office:value-type="string">
            <text:p text:style-name="P5">C</text:p>
            <text:p text:style-name="P4">Units/</text:p>
            <text:p text:style-name="P4">sessions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</table:table>
      <text:p text:style-name="Standard"/>
      <text:p text:style-name="P7"><draw:frame draw:style-name="fr3" draw:name="Frame3" text:anchor-type="char" svg:x="-0.5047in" svg:y="0.5409in" svg:width="7.1346in" svg:height="1.6346in" draw:z-index="2"><draw:text-box><text:p text:style-name="Standard"/></draw:text-box></draw:frame><text:span text:style-name="T1">I hereby certify that the list of services provided on this form is a true and accurate representation of the facts and that all services were performed in compliance with the laws and agreements governing the School Supportive Health Services Program. </text:span><text:span text:style-name="T1"><text:s text:c="2"/>I am aware that deliberate filing of false information may result in criminal penalties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2"><text:tab/>[service.getEmployee.getJob]<text:tab/></text:span><text:span text:style-name="T3"><text:tab/></text:span><text:span text:style-name="T2">[service.getEmployee]<text:tab/></text:span></text:p>
      <text:p text:style-name="P10">Provider’s Title (Please Print)<text:tab/><text:tab/><text:tab/><text:tab/><text:tab/>Providers Name (Please Print)</text:p>
      <text:p text:style-name="P10"/>
      <text:p text:style-name="P10">___________________________<text:tab/><text:tab/><text:tab/><text:tab/><text:tab/>________________________</text:p>
      <text:p text:style-name="P10">Provider’s Signature<text:tab/><text:tab/><text:tab/><text:tab/><text:tab/><text:tab/>Date (Mo/Day/Yr)</text:p>
      <text:p text:style-name="P12">[service;block=end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ONTHLY SERVICE REPORT FORM</dc:title>
    <meta:initial-creator>sg0</meta:initial-creator>
    <meta:creation-date>2008-06-03T12:30:00</meta:creation-date>
    <dc:date>2009-12-02T12:24:33</dc:date>
    <meta:editing-cycles>23</meta:editing-cycles>
    <meta:editing-duration>PT04H30M14S</meta:editing-duration>
    <meta:generator>OpenOffice.org/3.1$Linux OpenOffice.org_project/310m19$Build-9420</meta:generator>
    <meta:document-statistic meta:table-count="2" meta:image-count="0" meta:object-count="0" meta:page-count="2" meta:paragraph-count="29" meta:word-count="122" meta:character-count="1059"/>
  </office:meta>
</office:document-meta>
</file>